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yponineSans Regular 18" svg:font-family="'TyponineSans Regular 18', 'Lucida Grande', Lucida, Verdana, sans-serif"/>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611in" style:rel-column-width="1528*"/>
    </style:style>
    <style:style style:name="Table1.B" style:family="table-column">
      <style:table-column-properties style:column-width="1.4389in" style:rel-column-width="2072*"/>
    </style:style>
    <style:style style:name="Table1.C" style:family="table-column">
      <style:table-column-properties style:column-width="0.7486in" style:rel-column-width="1078*"/>
    </style:style>
    <style:style style:name="Table1.D" style:family="table-column">
      <style:table-column-properties style:column-width="3.6764in" style:rel-column-width="529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2f06" officeooo:paragraph-rsid="00162f06"/>
    </style:style>
    <style:style style:name="P2" style:family="paragraph" style:parent-style-name="Standard">
      <style:text-properties officeooo:rsid="00162f06" officeooo:paragraph-rsid="001ab772"/>
    </style:style>
    <style:style style:name="P3" style:family="paragraph" style:parent-style-name="Standard">
      <style:text-properties fo:font-size="14pt" officeooo:rsid="00162f06" officeooo:paragraph-rsid="00162f06" style:font-size-asian="14pt" style:font-size-complex="14pt"/>
    </style:style>
    <style:style style:name="P4" style:family="paragraph" style:parent-style-name="Standard">
      <style:text-properties fo:font-size="14pt" style:text-underline-style="solid" style:text-underline-width="auto" style:text-underline-color="font-color" officeooo:rsid="00162f06" officeooo:paragraph-rsid="00162f06" style:font-size-asian="14pt" style:font-size-complex="14pt"/>
    </style:style>
    <style:style style:name="P5" style:family="paragraph" style:parent-style-name="Standard">
      <style:text-properties officeooo:rsid="0017e74b" officeooo:paragraph-rsid="0017e74b"/>
    </style:style>
    <style:style style:name="P6" style:family="paragraph" style:parent-style-name="Standard">
      <style:text-properties officeooo:rsid="0018e857" officeooo:paragraph-rsid="0018e857"/>
    </style:style>
    <style:style style:name="P7" style:family="paragraph" style:parent-style-name="Standard">
      <style:text-properties style:font-name="Consolas" officeooo:rsid="0018e857" officeooo:paragraph-rsid="0018e857"/>
    </style:style>
    <style:style style:name="P8" style:family="paragraph" style:parent-style-name="Standard">
      <style:text-properties style:font-name="Consolas" officeooo:rsid="00196146" officeooo:paragraph-rsid="00196146"/>
    </style:style>
    <style:style style:name="P9" style:family="paragraph" style:parent-style-name="Standard">
      <style:text-properties style:font-name="Consolas" fo:font-weight="bold" officeooo:rsid="001d057b" officeooo:paragraph-rsid="001d057b" style:font-weight-asian="bold" style:font-weight-complex="bold"/>
    </style:style>
    <style:style style:name="P10" style:family="paragraph" style:parent-style-name="Standard">
      <style:text-properties style:font-name="Consolas" officeooo:rsid="001d89d4" officeooo:paragraph-rsid="001d89d4"/>
    </style:style>
    <style:style style:name="P11" style:family="paragraph" style:parent-style-name="Standard">
      <style:text-properties style:font-name="Consolas" officeooo:rsid="001d89d4" officeooo:paragraph-rsid="001e37af"/>
    </style:style>
    <style:style style:name="P12" style:family="paragraph" style:parent-style-name="Standard">
      <style:text-properties style:font-name="Consolas" officeooo:rsid="001e37af" officeooo:paragraph-rsid="001e37af"/>
    </style:style>
    <style:style style:name="P13" style:family="paragraph" style:parent-style-name="Standard">
      <style:text-properties style:font-name="Consolas" officeooo:rsid="001e6c27" officeooo:paragraph-rsid="001e6c27"/>
    </style:style>
    <style:style style:name="P14" style:family="paragraph" style:parent-style-name="Standard">
      <style:text-properties style:font-name="Consolas" officeooo:rsid="001e7288" officeooo:paragraph-rsid="001e7288"/>
    </style:style>
    <style:style style:name="P15" style:family="paragraph" style:parent-style-name="Standard">
      <style:text-properties style:font-name="Consolas" fo:font-size="14pt" style:text-underline-style="solid" style:text-underline-width="auto" style:text-underline-color="font-color" officeooo:rsid="001e7288" officeooo:paragraph-rsid="001e7288" style:font-size-asian="14pt" style:font-size-complex="14pt"/>
    </style:style>
    <style:style style:name="P16" style:family="paragraph" style:parent-style-name="Standard">
      <style:text-properties style:font-name="Consolas" fo:font-size="12pt" style:text-underline-style="none" officeooo:rsid="001e7288" officeooo:paragraph-rsid="001e7288" style:font-size-asian="12pt" style:font-size-complex="12pt"/>
    </style:style>
    <style:style style:name="P17" style:family="paragraph" style:parent-style-name="Standard">
      <style:text-properties style:font-name="Consolas" fo:font-size="12pt" style:text-underline-style="none" officeooo:rsid="001e7288" officeooo:paragraph-rsid="00204840" style:font-size-asian="12pt" style:font-size-complex="12pt"/>
    </style:style>
    <style:style style:name="P18" style:family="paragraph" style:parent-style-name="Standard">
      <style:text-properties style:font-name="Consolas" fo:font-size="12pt" style:text-underline-style="none" officeooo:rsid="00204840" officeooo:paragraph-rsid="00204840" style:font-size-asian="12pt" style:font-size-complex="12pt"/>
    </style:style>
    <style:style style:name="P19" style:family="paragraph" style:parent-style-name="Standard">
      <style:text-properties style:font-name="Liberation Serif" officeooo:rsid="0018e857" officeooo:paragraph-rsid="0018e857"/>
    </style:style>
    <style:style style:name="P20" style:family="paragraph" style:parent-style-name="Standard">
      <style:text-properties style:font-name="Liberation Serif" officeooo:rsid="0018e857" officeooo:paragraph-rsid="00196146"/>
    </style:style>
    <style:style style:name="P21" style:family="paragraph" style:parent-style-name="Standard">
      <style:text-properties style:font-name="Liberation Serif" officeooo:rsid="00196146" officeooo:paragraph-rsid="0018e857"/>
    </style:style>
    <style:style style:name="P22" style:family="paragraph" style:parent-style-name="Standard">
      <style:text-properties style:font-name="Liberation Serif" officeooo:rsid="00196146" officeooo:paragraph-rsid="00196146"/>
    </style:style>
    <style:style style:name="P23" style:family="paragraph" style:parent-style-name="Standard">
      <style:text-properties style:font-name="Liberation Serif" officeooo:rsid="00196146" officeooo:paragraph-rsid="001d057b"/>
    </style:style>
    <style:style style:name="P24" style:family="paragraph" style:parent-style-name="Standard">
      <style:text-properties style:font-name="Liberation Serif" fo:font-weight="bold" officeooo:rsid="00196146" officeooo:paragraph-rsid="00196146" style:font-weight-asian="bold" style:font-weight-complex="bold"/>
    </style:style>
    <style:style style:name="P25" style:family="paragraph" style:parent-style-name="Standard">
      <style:text-properties style:font-name="Liberation Serif" fo:font-weight="bold" officeooo:rsid="001b6aa5" officeooo:paragraph-rsid="001b6aa5" style:font-weight-asian="bold" style:font-weight-complex="bold"/>
    </style:style>
    <style:style style:name="P26" style:family="paragraph" style:parent-style-name="Standard">
      <style:text-properties style:font-name="Liberation Serif" fo:font-weight="bold" officeooo:rsid="001d057b" officeooo:paragraph-rsid="001d057b" style:font-weight-asian="bold" style:font-weight-complex="bold"/>
    </style:style>
    <style:style style:name="P27" style:family="paragraph" style:parent-style-name="Standard">
      <style:text-properties style:font-name="Liberation Serif" officeooo:rsid="001ab772" officeooo:paragraph-rsid="001ab772"/>
    </style:style>
    <style:style style:name="P28" style:family="paragraph" style:parent-style-name="Standard">
      <style:text-properties style:font-name="Liberation Serif" officeooo:rsid="001d89d4" officeooo:paragraph-rsid="001d89d4"/>
    </style:style>
    <style:style style:name="P29" style:family="paragraph" style:parent-style-name="Standard">
      <style:text-properties style:font-name="Liberation Serif" officeooo:rsid="001d89d4" officeooo:paragraph-rsid="001e37af"/>
    </style:style>
    <style:style style:name="P30" style:family="paragraph" style:parent-style-name="Standard">
      <style:text-properties style:font-name="Liberation Serif" officeooo:rsid="001dbb84" officeooo:paragraph-rsid="001dbb84"/>
    </style:style>
    <style:style style:name="P31" style:family="paragraph" style:parent-style-name="Standard">
      <style:text-properties style:font-name="Liberation Serif" officeooo:rsid="001e37af" officeooo:paragraph-rsid="001e37af"/>
    </style:style>
    <style:style style:name="P32" style:family="paragraph" style:parent-style-name="Standard">
      <style:text-properties style:font-name="Liberation Serif" officeooo:rsid="001e6c27" officeooo:paragraph-rsid="001e6c27"/>
    </style:style>
    <style:style style:name="P33" style:family="paragraph" style:parent-style-name="Standard">
      <style:text-properties style:font-name="Liberation Serif" officeooo:rsid="001e6c27" officeooo:paragraph-rsid="001e7288"/>
    </style:style>
    <style:style style:name="P34" style:family="paragraph" style:parent-style-name="Standard">
      <style:text-properties style:font-name="Liberation Serif" officeooo:rsid="001e7288" officeooo:paragraph-rsid="001e7288"/>
    </style:style>
    <style:style style:name="P35" style:family="paragraph" style:parent-style-name="Standard">
      <style:text-properties style:font-name="Liberation Serif" fo:font-size="14pt" style:text-underline-style="solid" style:text-underline-width="auto" style:text-underline-color="font-color" officeooo:rsid="001e37af" officeooo:paragraph-rsid="001e37af" style:font-size-asian="14pt" style:font-size-complex="14pt"/>
    </style:style>
    <style:style style:name="P36" style:family="paragraph" style:parent-style-name="Standard">
      <style:text-properties style:font-name="Liberation Serif" fo:font-size="14pt" style:text-underline-style="solid" style:text-underline-width="auto" style:text-underline-color="font-color" officeooo:rsid="00196146" officeooo:paragraph-rsid="00196146" style:font-size-asian="14pt" style:font-size-complex="14pt"/>
    </style:style>
    <style:style style:name="P37" style:family="paragraph" style:parent-style-name="Standard">
      <style:text-properties style:font-name="Liberation Serif" fo:font-size="14pt" style:text-underline-style="solid" style:text-underline-width="auto" style:text-underline-color="font-color" officeooo:rsid="001e7288" officeooo:paragraph-rsid="001e7288" style:font-size-asian="14pt" style:font-size-complex="14pt"/>
    </style:style>
    <style:style style:name="P38" style:family="paragraph" style:parent-style-name="Standard">
      <style:text-properties style:font-name="Liberation Serif" fo:font-size="12pt" style:text-underline-style="none" officeooo:rsid="001e7288" officeooo:paragraph-rsid="001e7288" style:font-size-asian="12pt" style:font-size-complex="12pt"/>
    </style:style>
    <style:style style:name="P39" style:family="paragraph" style:parent-style-name="Standard">
      <style:text-properties style:font-name="Liberation Serif" fo:font-size="12pt" style:text-underline-style="none" officeooo:rsid="00204840" officeooo:paragraph-rsid="00204840" style:font-size-asian="12pt" style:font-size-complex="12pt"/>
    </style:style>
    <style:style style:name="P40" style:family="paragraph" style:parent-style-name="Standard">
      <style:text-properties officeooo:rsid="001ab772" officeooo:paragraph-rsid="001ab772"/>
    </style:style>
    <style:style style:name="P41" style:family="paragraph" style:parent-style-name="Standard">
      <style:paragraph-properties fo:break-before="page"/>
      <style:text-properties officeooo:rsid="0017e74b" officeooo:paragraph-rsid="0017e74b"/>
    </style:style>
    <style:style style:name="P42" style:family="paragraph" style:parent-style-name="Standard">
      <style:paragraph-properties fo:break-before="page"/>
      <style:text-properties style:font-name="Liberation Serif" officeooo:rsid="00196146" officeooo:paragraph-rsid="00196146"/>
    </style:style>
    <style:style style:name="P43" style:family="paragraph" style:parent-style-name="Standard">
      <style:paragraph-properties fo:break-before="page"/>
      <style:text-properties style:font-name="Liberation Serif" officeooo:rsid="001e6c27" officeooo:paragraph-rsid="001e6c27"/>
    </style:style>
    <style:style style:name="P44" style:family="paragraph" style:parent-style-name="Standard">
      <style:paragraph-properties fo:break-before="page"/>
      <style:text-properties style:font-name="Liberation Serif" fo:font-size="12pt" style:text-underline-style="none" officeooo:rsid="00204840" officeooo:paragraph-rsid="00204840" style:font-size-asian="12pt" style:font-size-complex="12pt"/>
    </style:style>
    <style:style style:name="P45" style:family="paragraph" style:parent-style-name="Table_20_Contents">
      <style:text-properties officeooo:rsid="0017e74b" officeooo:paragraph-rsid="0017e74b"/>
    </style:style>
    <style:style style:name="P46" style:family="paragraph" style:parent-style-name="Table_20_Contents">
      <style:text-properties officeooo:rsid="0017e74b" officeooo:paragraph-rsid="0018e857"/>
    </style:style>
    <style:style style:name="P47" style:family="paragraph" style:parent-style-name="Table_20_Contents">
      <style:text-properties officeooo:rsid="0018e857" officeooo:paragraph-rsid="0018e857"/>
    </style:style>
    <style:style style:name="T1" style:family="text">
      <style:text-properties officeooo:rsid="0017e74b"/>
    </style:style>
    <style:style style:name="T2" style:family="text">
      <style:text-properties officeooo:rsid="0018e857"/>
    </style:style>
    <style:style style:name="T3" style:family="text">
      <style:text-properties fo:font-weight="normal" style:font-weight-asian="normal" style:font-weight-complex="normal"/>
    </style:style>
    <style:style style:name="T4" style:family="text">
      <style:text-properties fo:font-weight="normal" officeooo:rsid="001b6aa5" style:font-weight-asian="normal" style:font-weight-complex="normal"/>
    </style:style>
    <style:style style:name="T5" style:family="text">
      <style:text-properties style:font-name="Liberation Serif"/>
    </style:style>
    <style:style style:name="T6" style:family="text">
      <style:text-properties officeooo:rsid="00196146"/>
    </style:style>
    <style:style style:name="T7" style:family="text">
      <style:text-properties fo:font-weight="bold" style:font-weight-asian="bold" style:font-weight-complex="bold"/>
    </style:style>
    <style:style style:name="T8" style:family="text">
      <style:text-properties fo:font-weight="bold" officeooo:rsid="001b6aa5" style:font-weight-asian="bold" style:font-weight-complex="bold"/>
    </style:style>
    <style:style style:name="T9" style:family="text">
      <style:text-properties officeooo:rsid="001ab772"/>
    </style:style>
    <style:style style:name="T10" style:family="text">
      <style:text-properties officeooo:rsid="001b6aa5"/>
    </style:style>
    <style:style style:name="T11" style:family="text">
      <style:text-properties officeooo:rsid="001e37af"/>
    </style:style>
    <style:style style:name="T12" style:family="text">
      <style:text-properties fo:font-size="12pt" style:text-underline-style="none" style:font-size-asian="10.5pt" style:font-size-complex="12pt"/>
    </style:style>
    <style:style style:name="T13" style:family="text">
      <style:text-properties officeooo:rsid="002048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duino – Intermediate Programming</text:p>
      <text:p text:style-name="P1"/>
      <text:p text:style-name="P1"/>
      <text:p text:style-name="P1">What:</text:p>
      <text:p text:style-name="P1"/>
      <text:p text:style-name="P1">There is a lot more to programming on the Arduino (and any other device or computer language) than we have covered in previous classes. Here we're going to talk about a few more advanced ideas that will help you create better programs that are more powerful and easier to understand.</text:p>
      <text:p text:style-name="P1"/>
      <text:p text:style-name="P1">Since this is more about a few general concepts instead of specific tasks, the format here may be a little different from our other recipes.</text:p>
      <text:p text:style-name="P1"/>
      <text:p text:style-name="P1">The is a LOT more to programming than we can cover in a single class, so we will be just scratching the surface. <text:span text:style-name="T1">But hopefully this will give you enough background to dive in much deeper into many of these ideas and much more!</text:span></text:p>
      <text:p text:style-name="P1"/>
      <text:p text:style-name="P6">Note: More details about many of these can be found starting at </text:p>
      <text:p text:style-name="P6"/>
      <text:p text:style-name="P6"><text:a xlink:type="simple" xlink:href="https://www.arduino.cc/en/Reference/HomePage" text:style-name="Internet_20_link" text:visited-style-name="Visited_20_Internet_20_Link">https://www.arduino.cc/en/Reference/HomePage</text:a></text:p>
      <text:p text:style-name="P6"/>
      <text:p text:style-name="P1">First, let's talk about VARIABLES.</text:p>
      <text:p text:style-name="P1"/>
      <text:p text:style-name="P4">Variables:</text:p>
      <text:p text:style-name="P1"/>
      <text:p text:style-name="P40">Ref: <text:a xlink:type="simple" xlink:href="https://www.arduino.cc/en/Reference/VariableDeclaration" text:style-name="Internet_20_link" text:visited-style-name="Visited_20_Internet_20_Link">https://www.arduino.cc/en/Reference/VariableDeclaration</text:a></text:p>
      <text:p text:style-name="P2"/>
      <text:p text:style-name="P1">A variable can be thought of as a “box” to contain a piece of information, and that information can change. <text:span text:style-name="T1">You refer to the variable, and thus it's contents, by its NAME.</text:span></text:p>
      <text:p text:style-name="P1"/>
      <text:p text:style-name="P5">You may have used “variables” in math class. Something like “x = 2y”. Variables in programming are a little similar in that in both math class and programming it's a name that can have a value, and the value can change.</text:p>
      <text:p text:style-name="P5"/>
      <text:p text:style-name="P5">However there are some differences because of the way computers work. The most important difference is that in addition to a NAME, computer variables also have a TYPE. The TYPE defines what kind of the information you can put in the variable. Most of the types you can use are different kind of numbers. And the main differences between those kinds of numbers are maximum and minimum values of the numbers and whether or not they can be negative or if they are positive only. This is tied to how much space the variable is given in number of bytes. The more bytes, the bigger the range of numbers.</text:p>
      <text:p text:style-name="P5"/>
      <text:p text:style-name="P5"/>
      <text:p text:style-name="P41">Some of the most common types used on the Arduino <text:span text:style-name="T2">Uno</text:span>:</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5">Type</text:p>
          </table:table-cell>
          <table:table-cell table:style-name="Table1.A1" office:value-type="string">
            <text:p text:style-name="P45">Values</text:p>
          </table:table-cell>
          <table:table-cell table:style-name="Table1.A1" office:value-type="string">
            <text:p text:style-name="P46">Size</text:p>
            <text:p text:style-name="P46"><text:span text:style-name="T2">(in bytes)</text:span></text:p>
          </table:table-cell>
          <table:table-cell table:style-name="Table1.D1" office:value-type="string">
            <text:p text:style-name="P47">Example usages</text:p>
          </table:table-cell>
        </table:table-row>
        <table:table-row>
          <table:table-cell table:style-name="Table1.A2" office:value-type="string">
            <text:p text:style-name="P45"><text:span text:style-name="T2">c</text:span>har</text:p>
          </table:table-cell>
          <table:table-cell table:style-name="Table1.A2" office:value-type="string">
            <text:p text:style-name="Table_20_Contents">-<text:span text:style-name="T2">127 – 128</text:span></text:p>
          </table:table-cell>
          <table:table-cell table:style-name="Table1.A2" office:value-type="string">
            <text:p text:style-name="P47">1</text:p>
          </table:table-cell>
          <table:table-cell table:style-name="Table1.D2" office:value-type="string">
            <text:p text:style-name="P47">Single characters like 'A'; small integers</text:p>
          </table:table-cell>
        </table:table-row>
        <table:table-row>
          <table:table-cell table:style-name="Table1.A2" office:value-type="string">
            <text:p text:style-name="P47">byte</text:p>
          </table:table-cell>
          <table:table-cell table:style-name="Table1.A2" office:value-type="string">
            <text:p text:style-name="P47">0 – 255</text:p>
          </table:table-cell>
          <table:table-cell table:style-name="Table1.A2" office:value-type="string">
            <text:p text:style-name="P47">1</text:p>
          </table:table-cell>
          <table:table-cell table:style-name="Table1.D2" office:value-type="string">
            <text:p text:style-name="P47">Small positive integers</text:p>
          </table:table-cell>
        </table:table-row>
        <table:table-row>
          <table:table-cell table:style-name="Table1.A2" office:value-type="string">
            <text:p text:style-name="P47">int</text:p>
          </table:table-cell>
          <table:table-cell table:style-name="Table1.A2" office:value-type="string">
            <text:p text:style-name="Table_20_Contents">-<text:span text:style-name="T2">32768 – 32767</text:span></text:p>
          </table:table-cell>
          <table:table-cell table:style-name="Table1.A2" office:value-type="string">
            <text:p text:style-name="P47">2 *</text:p>
          </table:table-cell>
          <table:table-cell table:style-name="Table1.D2" office:value-type="string">
            <text:p text:style-name="P47">Medium sized integers; reading results of analog conversions</text:p>
          </table:table-cell>
        </table:table-row>
        <table:table-row>
          <table:table-cell table:style-name="Table1.A2" office:value-type="string">
            <text:p text:style-name="P47">unsigned int</text:p>
          </table:table-cell>
          <table:table-cell table:style-name="Table1.A2" office:value-type="string">
            <text:p text:style-name="P47">0 – 65535</text:p>
          </table:table-cell>
          <table:table-cell table:style-name="Table1.A2" office:value-type="string">
            <text:p text:style-name="P47">2 *</text:p>
          </table:table-cell>
          <table:table-cell table:style-name="Table1.D2" office:value-type="string">
            <text:p text:style-name="P47">Medium sized positive integers; score in a game</text:p>
          </table:table-cell>
        </table:table-row>
        <table:table-row>
          <table:table-cell table:style-name="Table1.A2" office:value-type="string">
            <text:p text:style-name="P47">float</text:p>
          </table:table-cell>
          <table:table-cell table:style-name="Table1.A2" office:value-type="string">
            <text:p text:style-name="P47">-3.4028235E+38 – 3.4028235E+38</text:p>
          </table:table-cell>
          <table:table-cell table:style-name="Table1.A2" office:value-type="string">
            <text:p text:style-name="P47">4</text:p>
          </table:table-cell>
          <table:table-cell table:style-name="Table1.D2" office:value-type="string">
            <text:p text:style-name="P47">Very large numbers; numbers with decimal points</text:p>
          </table:table-cell>
        </table:table-row>
      </table:table>
      <text:p text:style-name="P5">* <text:span text:style-name="T2">Note that the Arduino Due actually uses 4 bytes for int and unsigned int can can store much larger values. Depending on what you're doing, if you want your code to work on both the Uno and the Due you may have to do some extra work!</text:span></text:p>
      <text:p text:style-name="P5"/>
      <text:p text:style-name="P6">This is a <text:span text:style-name="T5">very</text:span> abbreviated list, but will cover most of your work on the Arduino.</text:p>
      <text:p text:style-name="P6"/>
      <text:p text:style-name="P6">So how do you create <text:span text:style-name="T6">(or “DECLARE”) </text:span>a variable? Simply enter the TYPE followed by the NAME:</text:p>
      <text:p text:style-name="P6"/>
      <text:p text:style-name="P7">int count;</text:p>
      <text:p text:style-name="P19"/>
      <text:p text:style-name="P20">Easy, right? <text:span text:style-name="T6">Note that the name has some restrictions:</text:span></text:p>
      <text:p text:style-name="P20"/>
      <text:p text:style-name="P20">- <text:span text:style-name="T9">Variable names cannot be the same as keyword names. Keywords are words that are built in to the language already. For example “for”, “switch”, and “continue”. See the reference for all the keywords.</text:span></text:p>
      <text:p text:style-name="P20"/>
      <text:p text:style-name="P20">- <text:span text:style-name="T9">Variable names cannot contain spaces or the special characters !@#^&amp;*(</text:span></text:p>
      <text:p text:style-name="P20"/>
      <text:p text:style-name="P20">- <text:span text:style-name="T9">Variable names cannot start with a number.</text:span></text:p>
      <text:p text:style-name="P20"/>
      <text:p text:style-name="P27">It's usually best to stick with letters, numbers, and _ for naming. <text:span text:style-name="T10">Make the names meaningful too. Avoid single letter names unless it's really obvious why – like “x” and “y” for graph coordinates make sense. But “x” for a temperature reading would be bad.</text:span></text:p>
      <text:p text:style-name="P27"/>
      <text:p text:style-name="P20">But what is the value of “count” now? We don't know! If it's important that a variable start with a certain value, you can specify that at the same time.</text:p>
      <text:p text:style-name="P19"/>
      <text:p text:style-name="P7">int count = 0;</text:p>
      <text:p text:style-name="P19"/>
      <text:p text:style-name="P19">This creates a variable named “count” which can hold values of type “int” and has an initial value of 1.</text:p>
      <text:p text:style-name="P21"/>
      <text:p text:style-name="P22"/>
      <text:p text:style-name="P42">Example:</text:p>
      <text:p text:style-name="P22"/>
      <text:p text:style-name="P8">int count = 0;</text:p>
      <text:p text:style-name="P8"/>
      <text:p text:style-name="P8">void setup() {</text:p>
      <text:p text:style-name="P8"><text:s text:c="2"/>// initialize serial communication at 9600 bits per second:</text:p>
      <text:p text:style-name="P8"><text:s text:c="2"/>Serial.begin(9600);</text:p>
      <text:p text:style-name="P8">}</text:p>
      <text:p text:style-name="P8"/>
      <text:p text:style-name="P8">// the loop routine runs over and over again forever:</text:p>
      <text:p text:style-name="P8">void loop() {</text:p>
      <text:p text:style-name="P8"><text:s text:c="2"/>// print the count</text:p>
      <text:p text:style-name="P8"><text:s text:c="2"/>Serial.println(count);</text:p>
      <text:p text:style-name="P8"><text:s text:c="2"/>// add one to the count <text:span text:style-name="T11">and assign the value back to count</text:span></text:p>
      <text:p text:style-name="P8"><text:s text:c="2"/>count = count + 1;</text:p>
      <text:p text:style-name="P8"><text:s text:c="2"/>delay(1); <text:s text:c="7"/>// delay in between reads for stability</text:p>
      <text:p text:style-name="P8">}</text:p>
      <text:p text:style-name="P22"/>
      <text:p text:style-name="P31">When you put a value into a variable, that's an ASSIGNMENT.</text:p>
      <text:p text:style-name="P22"/>
      <text:p text:style-name="P22">One other thing to mention about variables. Where you declare them matters! But to understand that we <text:span text:style-name="T9">first </text:span>have to talk about FUNCTIONS.</text:p>
      <text:p text:style-name="P22"/>
      <text:p text:style-name="P36">Functions:</text:p>
      <text:p text:style-name="P22"/>
      <text:p text:style-name="P27">Ref: <text:a xlink:type="simple" xlink:href="https://www.arduino.cc/en/Reference/FunctionDeclaration" text:style-name="Internet_20_link" text:visited-style-name="Visited_20_Internet_20_Link">https://www.arduino.cc/en/Reference/FunctionDeclaration</text:a></text:p>
      <text:p text:style-name="P27"/>
      <text:p text:style-name="P22">You might be familiar with functions from math class. For example:</text:p>
      <text:p text:style-name="P22"/>
      <text:p text:style-name="P22">x = sin(y)</text:p>
      <text:p text:style-name="P22"/>
      <text:p text:style-name="P22">Which is a trig function. This means take the value of “y”, calculates the sine value, and set “x” equal to that value. Don't worry if you don't know what “sine” is – the important thing is you take a value in (“y”) and get a value back (“x”).</text:p>
      <text:p text:style-name="P22"/>
      <text:p text:style-name="P22">When programming, it can make things much easier if you break your program into small functions. You've already seen at least two functions if you've written any code for the Arduino:</text:p>
      <text:p text:style-name="P22"/>
      <text:p text:style-name="P8">void setup() {</text:p>
      <text:p text:style-name="P8"><text:s text:c="2"/>// Code to prepare the Arduino</text:p>
      <text:p text:style-name="P8">}</text:p>
      <text:p text:style-name="P8"/>
      <text:p text:style-name="P8">void loop() {</text:p>
      <text:p text:style-name="P8"><text:s text:c="2"/>// Code to run over and over to do your desired actions</text:p>
      <text:p text:style-name="P8">}</text:p>
      <text:p text:style-name="P22"/>
      <text:p text:style-name="P22"/>
      <text:p text:style-name="P42">But what is a function? Basically, it's a small block of reusable code. These two are very simple. Let's look at the first one and break it down:</text:p>
      <text:p text:style-name="P22"/>
      <text:p text:style-name="P22"><text:span text:style-name="T7">void</text:span> – this is the return type. If the function has a value to return back to the rest of the program, this tells what type of value it is, just like we saw for variables. Every function has to have a type even if it DOESN'T return a value. And that's the case here – that what “void” means. It's a type that means “nothing”. <text:span text:style-name="T10">If there is a value to return, then you declare the type here and use the “</text:span><text:span text:style-name="T8">return</text:span><text:span text:style-name="T4">” keyword to send that variable back out of the function</text:span></text:p>
      <text:p text:style-name="P22"/>
      <text:p text:style-name="P24">setup<text:span text:style-name="T3"> – this is the name of the function. You choose the name, but there are some restriction</text:span><text:span text:style-name="T4">s – same as for variables. It should be descriptive of what the function does. Something like “readTemperature” rather than “myFunction”.</text:span></text:p>
      <text:p text:style-name="P24"/>
      <text:p text:style-name="P25">()<text:span text:style-name="T3"> – the parameter list. “Parameters” are values that you pass in for the function to do something with. This will look like a list of variable declarations separated by commas. In this case, there are no parameters.</text:span></text:p>
      <text:p text:style-name="P25"/>
      <text:p text:style-name="P25">{…}<text:span text:style-name="T3"> – everything between the curly brackets is the BODY of the function. The actual commands that do whatever the function is supposed to do.</text:span></text:p>
      <text:p text:style-name="P25"/>
      <text:p text:style-name="P26"><text:span text:style-name="T3">Let's see a slightly more complex function that has all these parts.</text:span></text:p>
      <text:p text:style-name="P26"/>
      <text:p text:style-name="P9"><text:span text:style-name="T3">int add(int first, int second) {</text:span></text:p>
      <text:p text:style-name="P9"><text:span text:style-name="T3"><text:s text:c="2"/>return first + second;</text:span></text:p>
      <text:p text:style-name="P9"><text:span text:style-name="T3">}</text:span></text:p>
      <text:p text:style-name="P26"/>
      <text:p text:style-name="P26"><text:span text:style-name="T3">What is the return type? _____________</text:span></text:p>
      <text:p text:style-name="P26"/>
      <text:p text:style-name="P26"><text:span text:style-name="T3">What is the name of the function? ______________</text:span></text:p>
      <text:p text:style-name="P26"/>
      <text:p text:style-name="P26"><text:span text:style-name="T3">What are the parameters? _________________</text:span></text:p>
      <text:p text:style-name="P26"/>
      <text:p text:style-name="P26"><text:span text:style-name="T3">Let's use the function:</text:span></text:p>
      <text:p text:style-name="P26"/>
      <text:p text:style-name="P10">int number1 = 5;</text:p>
      <text:p text:style-name="P10">int number2 = 8;</text:p>
      <text:p text:style-name="P10">int sum = 0;</text:p>
      <text:p text:style-name="P10"/>
      <text:p text:style-name="P10">int add(int first, int second) {</text:p>
      <text:p text:style-name="P10"><text:s text:c="2"/>return first + second;</text:p>
      <text:p text:style-name="P10">}</text:p>
      <text:p text:style-name="P10"/>
      <text:p text:style-name="P10">void setup() {</text:p>
      <text:p text:style-name="P10"><text:s text:c="2"/>// initialize serial communication at 9600 bits per second:</text:p>
      <text:p text:style-name="P10"><text:s text:c="2"/>Serial.begin(9600);</text:p>
      <text:p text:style-name="P10">}</text:p>
      <text:p text:style-name="P10"/>
      <text:p text:style-name="P10">// the loop routine runs over and over again forever:</text:p>
      <text:p text:style-name="P10"><text:soft-page-break/>void loop() {</text:p>
      <text:p text:style-name="P10"><text:s text:c="2"/>// print the numbers</text:p>
      <text:p text:style-name="P10"><text:s text:c="2"/>Serial.print(number1);</text:p>
      <text:p text:style-name="P10"><text:s text:c="2"/>Serial.print(" + ");</text:p>
      <text:p text:style-name="P10"><text:s text:c="2"/>Serial.print(number2);</text:p>
      <text:p text:style-name="P10"><text:s text:c="2"/>Serial.print(" = ");</text:p>
      <text:p text:style-name="P10"/>
      <text:p text:style-name="P10"><text:s text:c="2"/>// Call the functions</text:p>
      <text:p text:style-name="P10"><text:s text:c="2"/>// Notice that the NAMES don't have to match</text:p>
      <text:p text:style-name="P10"><text:s text:c="2"/>sum = add(number1, number2);</text:p>
      <text:p text:style-name="P10"><text:s text:c="2"/>Serial.println(sum);</text:p>
      <text:p text:style-name="P10"><text:s text:c="2"/>Serial.println("----------------");</text:p>
      <text:p text:style-name="P10"/>
      <text:p text:style-name="P10"><text:s text:c="2"/>number1 = number1 + 1;</text:p>
      <text:p text:style-name="P10"><text:s text:c="2"/>number2 = number2 + 1;</text:p>
      <text:p text:style-name="P10"/>
      <text:p text:style-name="P10"><text:s text:c="2"/>// Delay so the results don't scroll by too fast</text:p>
      <text:p text:style-name="P10"><text:s text:c="2"/>delay(2000);</text:p>
      <text:p text:style-name="P10">}</text:p>
      <text:p text:style-name="P28"/>
      <text:p text:style-name="P28">One thing to notice is that when calling the function, you don't have to use the same names for the variables. You can even just put in the actual numbers (the “literal” values) when you call the function, like:</text:p>
      <text:p text:style-name="P28"/>
      <text:p text:style-name="P10">sum = add(1, 2);</text:p>
      <text:p text:style-name="P23"/>
      <text:p text:style-name="P28">But you do have to use compatible types. Either the same type, or a smaller one. So you can use a char even if the function wants an int. On the other side, when the value is returned, you can put the returned value into a BIGGER type. If the function returns a char, you can save it in an int.</text:p>
      <text:p text:style-name="P28"/>
      <text:p text:style-name="P30">As mentioned under variables, where you declare the variable affects where you can access it and how it acts.</text:p>
      <text:p text:style-name="P30"/>
      <text:p text:style-name="P30">If you declare the variable where we have been, at the top of the program and outside of a function, it's a GLOBAL variable and it can be used anywhere. This can be convenient, but it also means it's easy to make a mistake and change a variable somewhere and not know where it got changed.</text:p>
      <text:p text:style-name="P30"/>
      <text:p text:style-name="P30">If you declare a variable inside of a function, then it's LOCAL and ONLY that function can use it, tho you can return its value from the function. <text:span text:style-name="T11">Also if the same name is used outside and inside a function, the local one is used inside the function.</text:span></text:p>
      <text:p text:style-name="P30"/>
      <text:p text:style-name="P31">For example, we could write our “add” function like this:</text:p>
      <text:p text:style-name="P31"/>
      <text:p text:style-name="P11">int add(int first, int second) {</text:p>
      <text:p text:style-name="P11"><text:s text:c="2"/><text:span text:style-name="T11">int sum</text:span> <text:span text:style-name="T11">= </text:span>first + second;</text:p>
      <text:p text:style-name="P11"><text:s text:c="2"/><text:span text:style-name="T11">return sum;</text:span></text:p>
      <text:p text:style-name="P11">}</text:p>
      <text:p text:style-name="P29"/>
      <text:p text:style-name="P31"><text:soft-page-break/>In this case, the “sum” inside add will be used within add, and the global “sum” will be used everywhere else.</text:p>
      <text:p text:style-name="P31"/>
      <text:p text:style-name="P31">As your programs get bigger, it's a good idea to avoid global variables as much as possible and pass things around using parameters and return values.</text:p>
      <text:p text:style-name="P31"/>
      <text:p text:style-name="P31">Now let's look at a couple of control structures, starting with conditionals.</text:p>
      <text:p text:style-name="P31"/>
      <text:p text:style-name="P35">Conditionals:</text:p>
      <text:p text:style-name="P31"/>
      <text:p text:style-name="P34">Ref: <text:a xlink:type="simple" xlink:href="https://www.arduino.cc/en/Reference/If" text:style-name="Internet_20_link" text:visited-style-name="Visited_20_Internet_20_Link">https://www.arduino.cc/en/Reference/If</text:a> and <text:a xlink:type="simple" xlink:href="https://www.arduino.cc/en/Reference/Else" text:style-name="Internet_20_link" text:visited-style-name="Visited_20_Internet_20_Link">https://www.arduino.cc/en/Reference/Else</text:a> </text:p>
      <text:p text:style-name="P34"/>
      <text:p text:style-name="P31">The most common control structure is the “if” statement. It allows your program to do different things depending on whether or not something is true. It looks like this:</text:p>
      <text:p text:style-name="P31"/>
      <text:p text:style-name="P12">if(&lt;condition&gt;) {</text:p>
      <text:p text:style-name="P12"><text:s text:c="2"/>// do this thing</text:p>
      <text:p text:style-name="P12">}</text:p>
      <text:p text:style-name="P31"/>
      <text:p text:style-name="P31">&lt;condition&gt; can be a lot of different things, but it's really just anything that can be considered true or false. For example:</text:p>
      <text:p text:style-name="P31"/>
      <text:p text:style-name="P31">x == 5</text:p>
      <text:p text:style-name="P31"/>
      <text:p text:style-name="P31">This means “Is x equal to 5?” The “==” is a comparison operator. There are six of these:</text:p>
      <text:p text:style-name="P31"/>
      <text:p text:style-name="P31">==<text:tab/>Equal to</text:p>
      <text:p text:style-name="P31">!=<text:tab/>Not equal to</text:p>
      <text:p text:style-name="P32">&lt;<text:tab/>Less than</text:p>
      <text:p text:style-name="P32">&gt;<text:tab/>Greater than</text:p>
      <text:p text:style-name="P32">&lt;=<text:tab/>Less than or equal to</text:p>
      <text:p text:style-name="P32">&gt;=<text:tab/>Greater than or equal to</text:p>
      <text:p text:style-name="P32"/>
      <text:p text:style-name="P32">Example:</text:p>
      <text:p text:style-name="P32"/>
      <text:p text:style-name="P13">if(count &lt; 5) {</text:p>
      <text:p text:style-name="P13"><text:s text:c="2"/>count = count + 1;</text:p>
      <text:p text:style-name="P13">}</text:p>
      <text:p text:style-name="P32"/>
      <text:p text:style-name="P32">You can also combine conditions using boolean operators. There are three of these:</text:p>
      <text:p text:style-name="P32"/>
      <text:p text:style-name="P32">&amp;&amp;<text:tab/>And – both conditions must be true</text:p>
      <text:p text:style-name="P32">||<text:tab/>Or – one (or both) of the conditions must be true</text:p>
      <text:p text:style-name="P32">!<text:tab/>Not – the condition must NOT be true</text:p>
      <text:p text:style-name="P32"/>
      <text:p text:style-name="P32">Note that the last one only works on a single condition.</text:p>
      <text:p text:style-name="P32"/>
      <text:p text:style-name="P32"/>
      <text:p text:style-name="P43">A very common operation is to see if a value is between two other values:</text:p>
      <text:p text:style-name="P32"/>
      <text:p text:style-name="P13">if((count &gt; 5) &amp;&amp; (count &lt; 10)) {</text:p>
      <text:p text:style-name="P13"><text:s text:c="2"/>Serial.println(“Count is good”);</text:p>
      <text:p text:style-name="P13">}</text:p>
      <text:p text:style-name="P32"/>
      <text:p text:style-name="P32">This means if the value of count is 6, 7, 8, or 9 then it will print out the message. </text:p>
      <text:p text:style-name="P32"/>
      <text:p text:style-name="P32">What if you want to do one thing if the condition is true, but something else if it's false? We can add an “else” to the statement:</text:p>
      <text:p text:style-name="P32"/>
      <text:p text:style-name="P13">if((count &gt; 5) &amp;&amp; (count &lt; 10)) {</text:p>
      <text:p text:style-name="P13"><text:s text:c="2"/>Serial.println(“Count is good”);</text:p>
      <text:p text:style-name="P13">} else {</text:p>
      <text:p text:style-name="P13"><text:s text:c="2"/>Serial.println(“Count is bad”);</text:p>
      <text:p text:style-name="P13">}</text:p>
      <text:p text:style-name="P32"/>
      <text:p text:style-name="P34">You can also chain them:</text:p>
      <text:p text:style-name="P34"/>
      <text:p text:style-name="P14">if(count &lt; 0) {</text:p>
      <text:p text:style-name="P14"><text:s text:c="2"/>Serial.println(“Count is negative”);</text:p>
      <text:p text:style-name="P14">} else if(count &gt; 0) {</text:p>
      <text:p text:style-name="P14"><text:s text:c="2"/>Serial.println(“Count is positive”);</text:p>
      <text:p text:style-name="P14">} else {</text:p>
      <text:p text:style-name="P14"><text:s text:c="2"/>Serial.println(“Count is zero”);</text:p>
      <text:p text:style-name="P14">}</text:p>
      <text:p text:style-name="P33"/>
      <text:p text:style-name="P34">Here's a complete example. What do you think it will do?</text:p>
      <text:p text:style-name="P34"/>
      <text:p text:style-name="P14">int count = 0;</text:p>
      <text:p text:style-name="P14">int inc = 1;</text:p>
      <text:p text:style-name="P14"/>
      <text:p text:style-name="P14">void setup() {</text:p>
      <text:p text:style-name="P14"><text:s text:c="2"/>// initialize serial communication at 9600 bits per second:</text:p>
      <text:p text:style-name="P14"><text:s text:c="2"/>Serial.begin(9600);</text:p>
      <text:p text:style-name="P14">}</text:p>
      <text:p text:style-name="P14"/>
      <text:p text:style-name="P14">// the loop routine runs over and over again forever:</text:p>
      <text:p text:style-name="P14">void loop() {</text:p>
      <text:p text:style-name="P14"><text:s text:c="2"/>// add inc to the count</text:p>
      <text:p text:style-name="P14"><text:s text:c="2"/>count = count + inc;</text:p>
      <text:p text:style-name="P14"/>
      <text:p text:style-name="P14"><text:s text:c="2"/>if(count == 10) {</text:p>
      <text:p text:style-name="P14"><text:s text:c="4"/>Serial.println("Max hit. Counting down");</text:p>
      <text:p text:style-name="P14"><text:s text:c="4"/>inc = -1;</text:p>
      <text:p text:style-name="P14"><text:s text:c="2"/>} else if(count == 0) {</text:p>
      <text:p text:style-name="P14"><text:s text:c="4"/>Serial.println("Min hit. Counting up");</text:p>
      <text:p text:style-name="P14"><text:s text:c="4"/>inc = 1;</text:p>
      <text:p text:style-name="P14"><text:soft-page-break/><text:s text:c="2"/>} else {</text:p>
      <text:p text:style-name="P14"><text:s text:c="4"/>// print the count</text:p>
      <text:p text:style-name="P14"><text:s text:c="4"/>Serial.println(count);</text:p>
      <text:p text:style-name="P14"><text:s text:c="2"/>}</text:p>
      <text:p text:style-name="P14"><text:s text:c="2"/>delay(500); <text:s text:c="7"/>// delay in between reads for stability</text:p>
      <text:p text:style-name="P14">}</text:p>
      <text:p text:style-name="P34"/>
      <text:p text:style-name="P34">There is another conditional structure that is useful if you have to check if a value is equal to one of a bunch of values. This is called a “switch-case” statement. We aren't going to cover it here, but you can find more info on it in the reference:</text:p>
      <text:p text:style-name="P34"/>
      <text:p text:style-name="P34"><text:a xlink:type="simple" xlink:href="https://www.arduino.cc/en/Reference/SwitchCase" text:style-name="Internet_20_link" text:visited-style-name="Visited_20_Internet_20_Link">https://www.arduino.cc/en/Reference/SwitchCase</text:a></text:p>
      <text:p text:style-name="P34"/>
      <text:p text:style-name="P34">There is one final concept we want to cover here, and that is looping.</text:p>
      <text:p text:style-name="P34"/>
      <text:p text:style-name="P37">Looping:</text:p>
      <text:p text:style-name="P37"/>
      <text:p text:style-name="P37"><text:span text:style-name="T12">Ref: </text:span><text:a xlink:type="simple" xlink:href="https://www.arduino.cc/en/Reference/For" text:style-name="Internet_20_link" text:visited-style-name="Visited_20_Internet_20_Link">https://www.arduino.cc/en/Reference/For</text:a><text:span text:style-name="T12"> </text:span></text:p>
      <text:p text:style-name="P37"/>
      <text:p text:style-name="P37"><text:span text:style-name="T12">The Arduino is a little unique compared to other programming environments in that your program is always running in a loop thru the looping function. Still there will be times when you will want to perform your own loops. There are a few different kinds of loops, but the most common is “for”. It looks like this:</text:span></text:p>
      <text:p text:style-name="P37"/>
      <text:p text:style-name="P15"><text:span text:style-name="T12">for(&lt;initialization&gt;; &lt;condition&gt;; &lt;increment&gt;) {</text:span></text:p>
      <text:p text:style-name="P15"><text:span text:style-name="T12"><text:s text:c="2"/>// Steps to repeat</text:span></text:p>
      <text:p text:style-name="P15"><text:span text:style-name="T12">}</text:span></text:p>
      <text:p text:style-name="P37"/>
      <text:p text:style-name="P37"><text:span text:style-name="T12">The &lt;initialization&gt; sets up the starting condition for the loop. Often this is setting up a counter.</text:span></text:p>
      <text:p text:style-name="P37"/>
      <text:p text:style-name="P37"><text:span text:style-name="T12">The &lt;condition&gt; is just like the condition we talked about with the “if” statement. As long as the condition is true, the loop will repeat. Usually this is checking for the max value of the counter.</text:span></text:p>
      <text:p text:style-name="P37"/>
      <text:p text:style-name="P37"><text:span text:style-name="T12">The &lt;increment&gt; is a statement that gets executed at the end of each loop, just before the condition is checked. Usually this is incrementing the counter</text:span></text:p>
      <text:p text:style-name="P37"/>
      <text:p text:style-name="P37"><text:span text:style-name="T12">Most of the time, your loops will look like this:</text:span></text:p>
      <text:p text:style-name="P37"/>
      <text:p text:style-name="P16">for(int <text:span text:style-name="T13">x</text:span> = 0; <text:span text:style-name="T13">x</text:span> &lt; 10; <text:span text:style-name="T13">x</text:span>++) {</text:p>
      <text:p text:style-name="P17"><text:s text:c="2"/>Serial.print(<text:span text:style-name="T13">"x</text:span> = <text:span text:style-name="T13">"</text:span>);</text:p>
      <text:p text:style-name="P16"><text:s text:c="2"/>Serial.println(<text:span text:style-name="T13">x</text:span>);</text:p>
      <text:p text:style-name="P16">}</text:p>
      <text:p text:style-name="P38"/>
      <text:p text:style-name="P39">This will count from 0 to 9.</text:p>
      <text:p text:style-name="P39"/>
      <text:p text:style-name="P39"/>
      <text:p text:style-name="P44">How it works:</text:p>
      <text:p text:style-name="P39"/>
      <text:p text:style-name="P39">1) Declare x and assign a value of 0</text:p>
      <text:p text:style-name="P39">2) Check the condition.</text:p>
      <text:p text:style-name="P39">2.1) If it's true, perform the steps in the loop.</text:p>
      <text:p text:style-name="P39">2.2) If it's false, quit the loop.</text:p>
      <text:p text:style-name="P39">3) Add 1 to x</text:p>
      <text:p text:style-name="P39">4) Go to step 2</text:p>
      <text:p text:style-name="P39"/>
      <text:p text:style-name="P39">Notice that the condition is strictly “is x &lt; 10?” so as soon as x hits 10, the loop stops.</text:p>
      <text:p text:style-name="P39"/>
      <text:p text:style-name="P39">You can also count down:</text:p>
      <text:p text:style-name="P39"/>
      <text:p text:style-name="P17">for(int <text:span text:style-name="T13">x</text:span> = <text:span text:style-name="T13">1</text:span>0; <text:span text:style-name="T13">x</text:span> <text:span text:style-name="T13">&gt;= 0</text:span>; <text:span text:style-name="T13">x--</text:span>) {</text:p>
      <text:p text:style-name="P17"><text:s text:c="2"/>Serial.print(<text:span text:style-name="T13">x</text:span>);</text:p>
      <text:p text:style-name="P17"><text:s text:c="2"/><text:span text:style-name="T13">Serial.println("...");</text:span></text:p>
      <text:p text:style-name="P17">}</text:p>
      <text:p text:style-name="P18">Serial.println("Liftoff!");</text:p>
      <text:p text:style-name="P39"/>
      <text:p text:style-name="P39">This will count from 10 down to 0, then print “Liftoff!”</text:p>
      <text:p text:style-name="P39"/>
      <text:p text:style-name="P39">Full example:</text:p>
      <text:p text:style-name="P39"/>
      <text:p text:style-name="P18">void setup() {</text:p>
      <text:p text:style-name="P18"><text:s text:c="2"/>Serial.begin(9600);</text:p>
      <text:p text:style-name="P18">}</text:p>
      <text:p text:style-name="P18"/>
      <text:p text:style-name="P18">void loop() {</text:p>
      <text:p text:style-name="P18"><text:s text:c="2"/>Serial.println("Ready to launch!");</text:p>
      <text:p text:style-name="P18"><text:s text:c="2"/>for(int x = 10; x &gt;= 0; x--) {</text:p>
      <text:p text:style-name="P18"><text:s text:c="4"/>Serial.print(x);</text:p>
      <text:p text:style-name="P18"><text:s text:c="4"/>Serial.println("...");</text:p>
      <text:p text:style-name="P18"><text:s text:c="4"/>delay(1000);</text:p>
      <text:p text:style-name="P18"><text:s text:c="2"/>}</text:p>
      <text:p text:style-name="P18"><text:s text:c="2"/>Serial.println("Liftoff!");</text:p>
      <text:p text:style-name="P18">}</text:p>
      <text:p text:style-name="P39"/>
      <text:p text:style-name="P39">There are a couple of other types of loops. Again, we aren't covering them here but see the references:</text:p>
      <text:p text:style-name="P39"/>
      <text:p text:style-name="P39">while: <text:a xlink:type="simple" xlink:href="https://www.arduino.cc/en/Reference/While" text:style-name="Internet_20_link" text:visited-style-name="Visited_20_Internet_20_Link">https://www.arduino.cc/en/Reference/While</text:a></text:p>
      <text:p text:style-name="P39">do...while: <text:a xlink:type="simple" xlink:href="https://www.arduino.cc/en/Reference/DoWhile" text:style-name="Internet_20_link" text:visited-style-name="Visited_20_Internet_20_Link">https://www.arduino.cc/en/Reference/DoWhile</text:a></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yponineSans Regular 18" svg:font-family="'TyponineSans Regular 18', 'Lucida Grande', Lucida, Verdana, sans-serif"/>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5T18:01:05.532000000</meta:creation-date>
    <dc:date>2015-07-05T22:01:44.505000000</dc:date>
    <meta:editing-duration>PT28M57S</meta:editing-duration>
    <meta:editing-cycles>3</meta:editing-cycles>
    <meta:generator>LibreOffice/4.3.5.2$Windows_x86 LibreOffice_project/3a87456aaa6a95c63eea1c1b3201acedf0751bd5</meta:generator>
    <meta:document-statistic meta:table-count="1" meta:image-count="0" meta:object-count="0" meta:page-count="9" meta:paragraph-count="248" meta:word-count="2316" meta:character-count="13074" meta:non-whitespace-character-count="10826"/>
  </office:meta>
</office:document-meta>
</file>